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Encabezado" style:family="table">
      <style:table-properties style:width="13.607cm" fo:margin-left="0cm" fo:margin-right="-0.007cm" table:align="margins"/>
    </style:style>
    <style:style style:name="Encabezado.A" style:family="table-column">
      <style:table-column-properties style:column-width="7.56cm" style:rel-column-width="36412*"/>
    </style:style>
    <style:style style:name="Encabezado.B" style:family="table-column">
      <style:table-column-properties style:column-width="6.047cm" style:rel-column-width="29123*"/>
    </style:style>
    <style:style style:name="Encabezad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Encabezado.B1" style:family="table-cell">
      <style:table-cell-properties fo:padding="0.097cm" fo:border="0.002cm solid #000000"/>
    </style:style>
    <style:style style:name="Encabezado.A2" style:family="table-cell">
      <style:table-cell-properties fo:padding="0.097cm" fo:border-left="0.002cm solid #000000" fo:border-right="none" fo:border-top="none" fo:border-bottom="0.002cm solid #000000"/>
    </style:style>
    <style:style style:name="Encabezado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otivo" style:family="table">
      <style:table-properties style:width="13.607cm" fo:margin-left="0cm" fo:margin-right="-0.007cm" table:align="margins"/>
    </style:style>
    <style:style style:name="Motivo.A" style:family="table-column">
      <style:table-column-properties style:column-width="3.648cm" style:rel-column-width="17568*"/>
    </style:style>
    <style:style style:name="Motivo.B" style:family="table-column">
      <style:table-column-properties style:column-width="3.156cm" style:rel-column-width="15198*"/>
    </style:style>
    <style:style style:name="Motivo.C" style:family="table-column">
      <style:table-column-properties style:column-width="4.103cm" style:rel-column-width="19760*"/>
    </style:style>
    <style:style style:name="Motivo.D" style:family="table-column">
      <style:table-column-properties style:column-width="2.701cm" style:rel-column-width="13009*"/>
    </style:style>
    <style:style style:name="Motiv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otivo.D1" style:family="table-cell">
      <style:table-cell-properties fo:padding="0.097cm" fo:border="0.002cm solid #000000"/>
    </style:style>
    <style:style style:name="Motivo.A2" style:family="table-cell">
      <style:table-cell-properties fo:padding="0.097cm" fo:border-left="0.002cm solid #000000" fo:border-right="none" fo:border-top="none" fo:border-bottom="0.002cm solid #000000"/>
    </style:style>
    <style:style style:name="Motivo.D2" style:family="table-cell">
      <style:table-cell-properties fo:padding="0.097cm" fo:border-left="0.002cm solid #000000" fo:border-right="0.002cm solid #000000" fo:border-top="none" fo:border-bottom="0.002cm solid #000000"/>
    </style:style>
    <style:style style:name="Motivo.5" style:family="table-row">
      <style:table-row-properties style:min-row-height="0.841cm"/>
    </style:style>
    <style:style style:name="Motivo.A5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Motivo.C5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Destinatario" style:family="table">
      <style:table-properties style:width="13.6cm" table:align="margins"/>
    </style:style>
    <style:style style:name="Destinatario.A" style:family="table-column">
      <style:table-column-properties style:column-width="6.8cm" style:rel-column-width="32767*"/>
    </style:style>
    <style:style style:name="Destinatario.B" style:family="table-column">
      <style:table-column-properties style:column-width="6.8cm" style:rel-column-width="32768*"/>
    </style:style>
    <style:style style:name="Destinatario.A1" style:family="table-cell">
      <style:table-cell-properties fo:padding="0.097cm" fo:border="0.002cm solid #000000"/>
    </style:style>
    <style:style style:name="Destinatario.A2" style:family="table-cell">
      <style:table-cell-properties fo:padding="0.097cm" fo:border-left="0.002cm solid #000000" fo:border-right="none" fo:border-top="none" fo:border-bottom="0.002cm solid #000000"/>
    </style:style>
    <style:style style:name="Destinatario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ransportista" style:family="table">
      <style:table-properties style:width="13.6cm" table:align="margins"/>
    </style:style>
    <style:style style:name="Transportista.A" style:family="table-column">
      <style:table-column-properties style:column-width="6.8cm" style:rel-column-width="32767*"/>
    </style:style>
    <style:style style:name="Transportista.B" style:family="table-column">
      <style:table-column-properties style:column-width="6.8cm" style:rel-column-width="32768*"/>
    </style:style>
    <style:style style:name="Transportista.A1" style:family="table-cell">
      <style:table-cell-properties fo:padding="0.097cm" fo:border="0.002cm solid #000000"/>
    </style:style>
    <style:style style:name="Transportista.A2" style:family="table-cell">
      <style:table-cell-properties fo:padding="0.097cm" fo:border-left="0.002cm solid #000000" fo:border-right="none" fo:border-top="none" fo:border-bottom="0.002cm solid #000000"/>
    </style:style>
    <style:style style:name="Transportista.B2" style:family="table-cell">
      <style:table-cell-properties fo:padding="0.097cm" fo:border-left="0.002cm solid #000000" fo:border-right="0.002cm solid #000000" fo:border-top="none" fo:border-bottom="0.002cm solid #000000"/>
    </style:style>
    <style:style style:name="Bienes" style:family="table">
      <style:table-properties style:width="13.6cm" table:align="margins"/>
    </style:style>
    <style:style style:name="Bienes.A" style:family="table-column">
      <style:table-column-properties style:column-width="2cm" style:rel-column-width="9639*"/>
    </style:style>
    <style:style style:name="Bienes.C" style:family="table-column">
      <style:table-column-properties style:column-width="9.599cm" style:rel-column-width="46257*"/>
    </style:style>
    <style:style style:name="Bie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ienes.C1" style:family="table-cell">
      <style:table-cell-properties fo:padding="0.097cm" fo:border="0.002cm solid #000000"/>
    </style:style>
    <style:style style:name="Biene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Bienes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margin-top="0cm" fo:margin-bottom="0cm"/>
      <style:text-properties style:font-name="Arial" fo:font-size="8pt" style:font-size-asian="8pt" style:font-size-complex="8pt"/>
    </style:style>
    <style:style style:name="P2" style:family="paragraph" style:parent-style-name="Text_20_body">
      <style:paragraph-properties fo:margin-top="0cm" fo:margin-bottom="0cm"/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use-window-font-color="true" style:font-name="Times New Roman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ncabezado" table:style-name="Encabezado">
        <table:table-column table:style-name="Encabezado.A"/>
        <table:table-column table:style-name="Encabezado.B"/>
        <table:table-row>
          <table:table-cell table:style-name="Encabezado.A1" office:value-type="string">
            <text:p text:style-name="P3">Fecha de Inicio del Traslado:<text:span text:style-name="T1"><text:text-input text:description="&lt;o.transfer_date&gt;">Fecha de traslado</text:text-input></text:span></text:p>
          </table:table-cell>
          <table:table-cell table:style-name="Encabezado.B1" office:value-type="string">
            <text:p text:style-name="P3">Comprobante de Venta:<text:span text:style-name="T1"><text:text-input text:description="&lt;o.stock_picking_id.invoice_id.number or &quot;&quot;&gt;">Num. Factura</text:text-input></text:span></text:p>
          </table:table-cell>
        </table:table-row>
        <table:table-row>
          <table:table-cell table:style-name="Encabezado.A2" office:value-type="string">
            <text:p text:style-name="P3">Fecha de Terminación del Traslado:<text:span text:style-name="T1"><text:text-input text:description="&lt;o.delivery_date&gt;">Fecha de Entrega</text:text-input></text:span></text:p>
          </table:table-cell>
          <table:table-cell table:style-name="Encabezado.B2" office:value-type="string">
            <text:p text:style-name="P3">Lugar y Fecha de Emisión:<text:text-input text:description="&lt;o.create_date&gt;">Fecha de Creación</text:text-input></text:p>
          </table:table-cell>
        </table:table-row>
      </table:table>
      <text:p text:style-name="P1">Motivo del Traslado</text:p>
      <table:table table:name="Motivo" table:style-name="Motivo">
        <table:table-column table:style-name="Motivo.A"/>
        <table:table-column table:style-name="Motivo.B"/>
        <table:table-column table:style-name="Motivo.C"/>
        <table:table-column table:style-name="Motivo.D"/>
        <table:table-row>
          <table:table-cell table:style-name="Motivo.A1" office:value-type="string">
            <text:p text:style-name="P4">VENTA</text:p>
          </table:table-cell>
          <table:table-cell table:style-name="Motivo.A1" table:number-rows-spanned="2" table:number-columns-spanned="2" office:value-type="string">
            <text:p text:style-name="P4">TRASLADO ENTRE ESTABLECIMIENTOS DE LA MISMA EMPRESA</text:p>
          </table:table-cell>
          <table:covered-table-cell/>
          <table:table-cell table:style-name="Motivo.D1" office:value-type="string">
            <text:p text:style-name="P4">DEVOLUCIÓN</text:p>
          </table:table-cell>
        </table:table-row>
        <table:table-row>
          <table:table-cell table:style-name="Motivo.A2" office:value-type="string">
            <text:p text:style-name="P4">COMPRA</text:p>
          </table:table-cell>
          <table:covered-table-cell/>
          <table:covered-table-cell/>
          <table:table-cell table:style-name="Motivo.D2" office:value-type="string">
            <text:p text:style-name="P4">IMPORTACIÓN</text:p>
          </table:table-cell>
        </table:table-row>
        <table:table-row>
          <table:table-cell table:style-name="Motivo.A2" office:value-type="string">
            <text:p text:style-name="P4">TRANSFORMACIÓN</text:p>
          </table:table-cell>
          <table:table-cell table:style-name="Motivo.A2" table:number-rows-spanned="2" table:number-columns-spanned="2" office:value-type="string">
            <text:p text:style-name="P4"/>
          </table:table-cell>
          <table:covered-table-cell/>
          <table:table-cell table:style-name="Motivo.D2" office:value-type="string">
            <text:p text:style-name="P4">EXPORTACIÓN</text:p>
          </table:table-cell>
        </table:table-row>
        <table:table-row>
          <table:table-cell table:style-name="Motivo.A2" office:value-type="string">
            <text:p text:style-name="P4">CONSIGNACIÓN</text:p>
          </table:table-cell>
          <table:covered-table-cell/>
          <table:covered-table-cell/>
          <table:table-cell table:style-name="Motivo.D2" office:value-type="string">
            <text:p text:style-name="P4">OTROS</text:p>
          </table:table-cell>
        </table:table-row>
        <table:table-row table:style-name="Motivo.5">
          <table:table-cell table:style-name="Motivo.A5" table:number-columns-spanned="2" office:value-type="string">
            <text:p text:style-name="P5">Fecha de Emisión:<text:text-input text:description="&lt;o.create_date&gt;">Fecha de Creación</text:text-input></text:p>
          </table:table-cell>
          <table:covered-table-cell/>
          <table:table-cell table:style-name="Motivo.C5" table:number-columns-spanned="2" office:value-type="string">
            <text:p text:style-name="P5">Punto de Partida:<text:span text:style-name="T1"><text:text-input text:description="&lt;o.shop_id.address_id.street&gt;">Partida</text:text-input></text:span></text:p>
          </table:table-cell>
          <table:covered-table-cell/>
        </table:table-row>
      </table:table>
      <text:p text:style-name="P1">Destinatario:</text:p>
      <table:table table:name="Destinatario" table:style-name="Destinatario">
        <table:table-column table:style-name="Destinatario.A"/>
        <table:table-column table:style-name="Destinatario.B"/>
        <table:table-row>
          <table:table-cell table:style-name="Destinatario.A1" table:number-columns-spanned="2" office:value-type="string">
            <text:p text:style-name="P3">Nombre o Razón Social:<text:span text:style-name="T3"><text:text-input text:description="&lt;o.partner_id.name&gt;">Cliente</text:text-input></text:span></text:p>
          </table:table-cell>
          <table:covered-table-cell/>
        </table:table-row>
        <table:table-row>
          <table:table-cell table:style-name="Destinatario.A2" office:value-type="string">
            <text:p text:style-name="P3">RUC/C.I.:<text:span text:style-name="T4"><text:text-input text:description="&lt;o.partner_id.ref&gt;">Cédula</text:text-input></text:span></text:p>
          </table:table-cell>
          <table:table-cell table:style-name="Destinatario.B2" office:value-type="string">
            <text:p text:style-name="P3">Punto de Llegada:<text:span text:style-name="T3"><text:text-input text:description="&lt;o.delivery_address.street&gt;">Dirección</text:text-input></text:span></text:p>
          </table:table-cell>
        </table:table-row>
      </table:table>
      <text:p text:style-name="P1">IDENTIFIACIÓN DE LA PERSONA ENCARGADA DEL TRANSPORTE</text:p>
      <table:table table:name="Transportista" table:style-name="Transportista">
        <table:table-column table:style-name="Transportista.A"/>
        <table:table-column table:style-name="Transportista.B"/>
        <table:table-row>
          <table:table-cell table:style-name="Transportista.A1" table:number-columns-spanned="2" office:value-type="string">
            <text:p text:style-name="P3">Nombre o Razón Social:<text:span text:style-name="T3"><text:text-input text:description="&lt;o.delivery_carrier.name&gt;">Transportista</text:text-input></text:span></text:p>
          </table:table-cell>
          <table:covered-table-cell/>
        </table:table-row>
        <table:table-row>
          <table:table-cell table:style-name="Transportista.A2" office:value-type="string">
            <text:p text:style-name="P3">RUC/C.I.:<text:span text:style-name="T2"><text:text-input text:description="&lt;o.delivery_carrier.partner_id.ref or &quot;&quot;&gt;">Cédula Transportista</text:text-input></text:span></text:p>
          </table:table-cell>
          <table:table-cell table:style-name="Transportista.B2" office:value-type="string">
            <text:p text:style-name="P3">Nº PLACAS: <text:span text:style-name="T3"><text:text-input text:description="&lt;o.placa or o.delivery_carrier.placa&gt;">Placa</text:text-input></text:span></text:p>
          </table:table-cell>
        </table:table-row>
      </table:table>
      <text:p text:style-name="P2">BIENES TRANSPORTADOS</text:p>
      <table:table table:name="Bienes" table:style-name="Bienes">
        <table:table-column table:style-name="Bienes.A" table:number-columns-repeated="2"/>
        <table:table-column table:style-name="Bienes.C"/>
        <table:table-row>
          <table:table-cell table:style-name="Bienes.A1" office:value-type="string">
            <text:p text:style-name="P3">CANTIDAD</text:p>
          </table:table-cell>
          <table:table-cell table:style-name="Bienes.A1" office:value-type="string">
            <text:p text:style-name="P3">UNIDAD</text:p>
          </table:table-cell>
          <table:table-cell table:style-name="Bienes.C1" office:value-type="string">
            <text:p text:style-name="P3">DESCRIPCIÓN</text:p>
          </table:table-cell>
        </table:table-row>
        <table:table-row>
          <table:table-cell table:style-name="Bienes.A2" table:number-columns-spanned="3" office:value-type="string">
            <text:p text:style-name="P3"><text:text-input text:description="&lt;for each=&quot;lines in o.remision_line&quot;&gt;">For lines in remision_line</text:text-input></text:p>
          </table:table-cell>
          <table:covered-table-cell/>
          <table:covered-table-cell/>
        </table:table-row>
        <table:table-row>
          <table:table-cell table:style-name="Bienes.A3" office:value-type="string">
            <text:p text:style-name="P5"><text:text-input text:description="&lt;lines.quantity&gt;">Cantidad</text:text-input></text:p>
          </table:table-cell>
          <table:table-cell table:style-name="Bienes.A3" office:value-type="string">
            <text:p text:style-name="P3"><text:text-input text:description="&lt;lines.product_uom.name&gt;">UOM</text:text-input></text:p>
          </table:table-cell>
          <table:table-cell table:style-name="Bienes.A2" office:value-type="string">
            <text:p text:style-name="P5"><text:text-input text:description="&lt;lines.product_id.name&gt;">Producto</text:text-input></text:p>
          </table:table-cell>
        </table:table-row>
        <table:table-row>
          <table:table-cell table:style-name="Bienes.A2" table:number-columns-spanned="3" office:value-type="string">
            <text:p text:style-name="P3"><text:text-input text:description="&lt;/for&gt;">End for</text:text-input></text:p>
          </table:table-cell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.499cm" fo:page-height="21.8cm" style:num-format="1" style:print-orientation="portrait" fo:margin-top="4.001cm" fo:margin-bottom="2.799cm" fo:margin-left="0.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cuadorenlinea.net </meta:initial-creator>
    <meta:creation-date>2011-04-01T17:04:30</meta:creation-date>
    <dc:date>2012-08-22T17:23:05</dc:date>
    <dc:creator>Christopher Ormaza</dc:creator>
    <meta:editing-duration>PT01H06M00S</meta:editing-duration>
    <meta:editing-cycles>32</meta:editing-cycles>
    <meta:generator>OpenOffice.org/3.2$Linux OpenOffice.org_project/320m12$Build-9483</meta:generator>
    <meta:document-statistic meta:table-count="5" meta:image-count="0" meta:object-count="0" meta:page-count="1" meta:paragraph-count="33" meta:word-count="90" meta:character-count="685"/>
  </office:meta>
</office:document-meta>
</file>